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2]" table:style-name="ce1">
            <text:p>2</text:p>
          </table:table-cell>
          <table:table-cell office:value-type="float" office:value="20" table:formula="of:=MAX([.D2:.D13])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B3]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; 2</text:p>
          </table:table-cell>
          <table:table-cell office:value-type="float" office:value="8" table:formula="of:=[.B4]+MAX([.D2];[.D3])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[.B5]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0" table:formula="of:=[.D5]+[.B6]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; 5</text:p>
          </table:table-cell>
          <table:table-cell office:value-type="float" office:value="13" table:formula="of:=[.B7]+MAX([.D4];[.D6])" table:style-name="ce1">
            <text:p>13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[.B8]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8" table:formula="of:=[.B9]+[.D8]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B10]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4" table:formula="of:=[.D10]+[.B11]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8; 10</text:p>
          </table:table-cell>
          <table:table-cell office:value-type="float" office:value="12" table:formula="of:=[.B12]+MAX([.D9];[.D11])" table:style-name="ce1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6; 11</text:p>
          </table:table-cell>
          <table:table-cell office:value-type="float" office:value="20" table:formula="of:=[.B13]+MAX([.D7];[.D12])" table:style-name="ce1">
            <text:p>20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7-26T06:42:39Z</meta:creation-date>
    <dc:date>2024-05-15T15:51:48Z</dc:date>
  </office:meta>
</office:document-meta>
</file>